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name-complex="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ackground-color="#f2f2f2" fo:padding="0.0138in" fo:border="2.24pt solid #000000">
        <style:background-image/>
      </style:paragraph-properties>
      <style:text-properties fo:text-transform="uppercase" style:font-name="Arial" fo:font-size="12pt" fo:font-weight="bold" style:font-size-asian="12pt" style:font-weight-asian="bold" style:font-name-complex="Arial"/>
    </style:style>
    <style:style style:name="P4" style:family="paragraph" style:parent-style-name="Standard">
      <style:paragraph-properties fo:margin-left="0.2957in" fo:margin-right="0in" fo:text-align="justify" style:justify-single-word="false" fo:text-indent="0in" style:auto-text-indent="false"/>
      <style:text-properties fo:color="#000000" style:font-name="Arial" fo:font-size="12pt" style:font-size-asian="12pt" style:font-name-complex="Arial"/>
    </style:style>
    <style:style style:name="P5" style:family="paragraph" style:parent-style-name="Standard">
      <style:paragraph-properties fo:margin-left="0.2957in" fo:margin-right="0in" fo:text-align="justify" style:justify-single-word="false" fo:text-indent="0in" style:auto-text-indent="false"/>
      <style:text-properties style:font-name="Arial" fo:font-size="12pt" style:font-size-asian="12pt" style:font-name-complex="Arial"/>
    </style:style>
    <style:style style:name="P6" style:family="paragraph" style:parent-style-name="Standard">
      <style:paragraph-properties fo:margin-left="0.2957in" fo:margin-right="0in" fo:text-align="justify" style:justify-single-word="false" fo:text-indent="0in" style:auto-text-indent="false"/>
      <style:text-properties style:font-name="Arial" fo:font-size="12pt" fo:font-weight="bold" style:font-size-asian="12pt" style:font-weight-asian="bold" style:font-name-complex="Arial"/>
    </style:style>
    <style:style style:name="P7" style:family="paragraph" style:parent-style-name="Standard">
      <style:paragraph-properties fo:margin-left="0.2957in" fo:margin-right="0in" fo:text-align="justify" style:justify-single-word="false" fo:text-indent="-0.2957in" style:auto-text-indent="false"/>
    </style:style>
    <style:style style:name="P8" style:family="paragraph" style:parent-style-name="Standard">
      <style:paragraph-properties fo:margin-left="0.2957in" fo:margin-right="0in" fo:text-align="justify" style:justify-single-word="false" fo:text-indent="-0.2957in" style:auto-text-indent="false"/>
      <style:text-properties style:font-name="Arial" fo:font-size="12pt" style:font-size-asian="12pt" style:font-name-complex="Arial"/>
    </style:style>
    <style:style style:name="P9" style:family="paragraph" style:parent-style-name="Standard">
      <style:paragraph-properties fo:margin-left="0.2957in" fo:margin-right="0in" fo:text-align="justify" style:justify-single-word="false" fo:text-indent="-0.2957in" style:auto-text-indent="false"/>
      <style:text-properties style:font-name="Arial" fo:font-size="12pt" officeooo:rsid="0018a82f" officeooo:paragraph-rsid="0018a82f" style:font-size-asian="12pt" style:font-name-complex="Arial"/>
    </style:style>
    <style:style style:name="P10" style:family="paragraph" style:parent-style-name="Standard">
      <style:paragraph-properties fo:margin-left="0.2957in" fo:margin-right="0in" fo:text-align="justify" style:justify-single-word="false" fo:text-indent="-0.2957in" style:auto-text-indent="false"/>
      <style:text-properties style:font-name="Arial" fo:font-size="12pt" fo:font-weight="bold" style:font-size-asian="12pt" style:font-weight-asian="bold" style:font-name-complex="Arial"/>
    </style:style>
    <style:style style:name="P11" style:family="paragraph" style:parent-style-name="Standard">
      <style:paragraph-properties fo:margin-left="0.2957in" fo:margin-right="0in" fo:text-align="justify" style:justify-single-word="false" fo:text-indent="-0.2957in" style:auto-text-indent="false"/>
      <style:text-properties fo:color="#ff0000" style:font-name="Arial" fo:font-size="12pt" fo:font-weight="bold" style:font-size-asian="12pt" style:font-weight-asian="bold" style:font-name-complex="Arial"/>
    </style:style>
    <style:style style:name="P12" style:family="paragraph" style:parent-style-name="Standard">
      <style:paragraph-properties fo:margin-left="0in" fo:margin-right="0in" fo:text-align="justify" style:justify-single-word="false" fo:text-indent="-0.0008in" style:auto-text-indent="false"/>
      <style:text-properties style:font-name="Arial" fo:font-size="12pt" fo:font-weight="bold" style:font-size-asian="12pt" style:font-weight-asian="bold" style:font-name-complex="Arial"/>
    </style:style>
    <style:style style:name="P13" style:family="paragraph" style:parent-style-name="Standard">
      <style:paragraph-properties fo:margin-left="0in" fo:margin-right="-0.1972in" fo:text-align="justify" style:justify-single-word="false" fo:text-indent="0.0008in" style:auto-text-indent="false" fo:background-color="#f2f2f2" fo:padding="0.0138in" fo:border="0.74pt solid #000000">
        <style:background-image/>
      </style:paragraph-properties>
      <style:text-properties style:font-name="Arial" fo:font-size="12pt" style:font-size-asian="12pt" style:font-name-complex="Arial"/>
    </style:style>
    <style:style style:name="P14" style:family="paragraph" style:parent-style-name="Standard">
      <style:paragraph-properties fo:margin-left="0in" fo:margin-right="-0.1972in" fo:text-indent="0.0008in" style:auto-text-indent="false" fo:background-color="#f2f2f2" fo:padding="0.0138in" fo:border="0.74pt solid #000000">
        <style:background-image/>
      </style:paragraph-properties>
      <style:text-properties style:font-name="Arial" fo:font-size="12pt" fo:font-weight="bold" style:font-size-asian="12pt" style:font-weight-asian="bold" style:font-name-complex="Arial"/>
    </style:style>
    <style:style style:name="P15" style:family="paragraph" style:parent-style-name="Preformatted_20_Text">
      <style:paragraph-properties fo:text-align="justify" style:justify-single-word="false"/>
      <style:text-properties style:font-name="Arial" fo:font-size="12pt" officeooo:rsid="000603c4" officeooo:paragraph-rsid="000603c4" style:font-size-asian="12pt" style:font-name-complex="Arial"/>
    </style:style>
    <style:style style:name="P16" style:family="paragraph" style:parent-style-name="Preformatted_20_Text">
      <style:paragraph-properties fo:text-align="justify" style:justify-single-word="false"/>
      <style:text-properties style:font-name="Arial" fo:font-size="12pt" officeooo:paragraph-rsid="000e50e1" style:font-size-asian="12pt" style:font-name-complex="Arial"/>
    </style:style>
    <style:style style:name="P17" style:family="paragraph" style:parent-style-name="Preformatted_20_Text">
      <style:paragraph-properties fo:text-align="justify" style:justify-single-word="false"/>
      <style:text-properties style:font-name="Arial" fo:font-size="12pt" officeooo:rsid="000e50e1" officeooo:paragraph-rsid="000e50e1" style:font-size-asian="12pt" style:font-name-complex="Arial"/>
    </style:style>
    <style:style style:name="P18" style:family="paragraph" style:parent-style-name="Standard" style:master-page-name="Standard">
      <style:paragraph-properties fo:text-align="center" style:justify-single-word="false" style:page-number="auto" fo:background-color="#f2f2f2" fo:padding="0.0138in" fo:border="2.24pt solid #000000">
        <style:background-image/>
      </style:paragraph-properties>
      <style:text-properties fo:text-transform="uppercase" style:font-name="Arial" fo:font-size="12pt" fo:font-weight="bold" style:font-size-asian="12pt" style:font-weight-asian="bold" style:font-name-complex="Arial"/>
    </style:style>
    <style:style style:name="P19" style:family="paragraph" style:parent-style-name="Standard" style:list-style-name="L12">
      <style:paragraph-properties fo:text-align="justify" style:justify-single-word="false"/>
      <style:text-properties style:font-name="Arial" fo:font-size="12pt" officeooo:rsid="002eef37" officeooo:paragraph-rsid="002eef37" style:font-size-asian="12pt" style:font-name-complex="Arial"/>
    </style:style>
    <style:style style:name="P20" style:family="paragraph" style:parent-style-name="Standard">
      <style:paragraph-properties fo:text-align="justify" style:justify-single-word="false"/>
      <style:text-properties style:font-name="Arial" fo:font-size="12pt" officeooo:rsid="002eef37" officeooo:paragraph-rsid="002eef37" style:font-size-asian="12pt" style:font-name-complex="Arial"/>
    </style:style>
    <style:style style:name="P21" style:family="paragraph" style:parent-style-name="Standard" style:list-style-name="L14">
      <style:paragraph-properties fo:text-align="justify" style:justify-single-word="false"/>
      <style:text-properties officeooo:paragraph-rsid="002f707b"/>
    </style:style>
    <style:style style:name="P22" style:family="paragraph" style:parent-style-name="Standard" style:list-style-name="L4">
      <style:paragraph-properties fo:text-align="justify" style:justify-single-word="false"/>
      <style:text-properties fo:color="#000000" style:font-name="Arial" fo:font-size="12pt" officeooo:rsid="000a4f30" officeooo:paragraph-rsid="000a4f30" style:font-size-asian="12pt" style:font-name-complex="Arial"/>
    </style:style>
    <style:style style:name="P23" style:family="paragraph" style:parent-style-name="Standard" style:list-style-name="L8">
      <style:paragraph-properties fo:text-align="justify" style:justify-single-word="false"/>
      <style:text-properties style:use-window-font-color="true" style:font-name="Arial" fo:font-size="12pt" fo:language="fr" fo:country="FR" fo:font-weight="bold" officeooo:rsid="001caaf3" officeooo:paragraph-rsid="001a53b3" style:font-name-asian="Times New Roman" style:font-size-asian="12pt" style:font-weight-asian="bold" style:font-name-complex="Arial" style:font-size-complex="10pt" style:language-complex="ar" style:country-complex="SA"/>
    </style:style>
    <style:style style:name="P24" style:family="paragraph" style:parent-style-name="Standard">
      <style:text-properties style:font-name="Arial1" fo:font-size="12pt" style:font-size-asian="12pt"/>
    </style:style>
    <style:style style:name="P25" style:family="paragraph" style:parent-style-name="Standard">
      <style:paragraph-properties fo:margin-left="0in" fo:margin-right="0in" fo:text-align="justify" style:justify-single-word="false" fo:text-indent="0in" style:auto-text-indent="false"/>
      <style:text-properties style:font-name="Arial" fo:font-size="12pt" officeooo:paragraph-rsid="002eef37" style:font-size-asian="12pt" style:font-name-complex="Arial"/>
    </style:style>
    <style:style style:name="P26" style:family="paragraph" style:parent-style-name="Standard" style:list-style-name="L2">
      <style:paragraph-properties fo:margin-left="0in" fo:margin-right="0in" fo:text-align="justify" style:justify-single-word="false" fo:text-indent="0in" style:auto-text-indent="false"/>
      <style:text-properties style:font-name="Arial" fo:font-size="12pt" officeooo:rsid="002eef37" officeooo:paragraph-rsid="002eef37" style:font-size-asian="12pt" style:font-name-complex="Arial"/>
    </style:style>
    <style:style style:name="P27" style:family="paragraph" style:parent-style-name="Standard" style:list-style-name="L2">
      <style:paragraph-properties fo:margin-left="0in" fo:margin-right="0in" fo:text-align="justify" style:justify-single-word="false" fo:text-indent="0in" style:auto-text-indent="false"/>
      <style:text-properties style:font-name="Arial" fo:font-size="12pt" officeooo:rsid="0013972c" officeooo:paragraph-rsid="000f89a7" style:font-size-asian="12pt" style:font-name-complex="Arial"/>
    </style:style>
    <style:style style:name="P28" style:family="paragraph" style:parent-style-name="Standard" style:list-style-name="L2">
      <style:paragraph-properties fo:margin-left="0in" fo:margin-right="0in" fo:text-align="justify" style:justify-single-word="false" fo:text-indent="0in" style:auto-text-indent="false"/>
      <style:text-properties fo:color="#000000" style:font-name="Arial" fo:font-size="12pt" officeooo:rsid="0018a82f" officeooo:paragraph-rsid="0018a82f" style:font-size-asian="12pt" style:font-name-complex="Arial"/>
    </style:style>
    <style:style style:name="P29" style:family="paragraph" style:parent-style-name="Standard" style:master-page-name="">
      <style:paragraph-properties fo:margin-left="0in" fo:margin-right="0in" fo:text-align="justify" style:justify-single-word="false" fo:orphans="2" fo:widows="2" fo:text-indent="0in" style:auto-text-indent="false" style:page-number="auto" style:writing-mode="lr-tb"/>
      <style:text-properties fo:color="#000000" style:font-name="Arial" fo:font-size="12pt" officeooo:rsid="002f707b" officeooo:paragraph-rsid="002f707b" style:font-size-asian="12pt" style:font-name-complex="Arial"/>
    </style:style>
    <style:style style:name="P30" style:family="paragraph" style:parent-style-name="Standard">
      <style:paragraph-properties fo:margin-left="0.2957in" fo:margin-right="0in" fo:text-align="justify" style:justify-single-word="false" fo:text-indent="0in" style:auto-text-indent="false"/>
      <style:text-properties style:font-name="Arial" fo:font-size="12pt" fo:font-weight="bold" style:font-size-asian="12pt" style:font-weight-asian="bold" style:font-name-complex="Arial"/>
    </style:style>
    <style:style style:name="P31" style:family="paragraph" style:parent-style-name="Standard" style:list-style-name="L8" style:master-page-name="">
      <style:paragraph-properties fo:margin-left="0.3118in" fo:margin-right="0in" fo:text-align="justify" style:justify-single-word="false" fo:orphans="2" fo:widows="2" fo:text-indent="0in" style:auto-text-indent="false" style:page-number="auto" style:writing-mode="lr-tb"/>
      <style:text-properties style:use-window-font-color="true" style:font-name="Arial" fo:font-size="12pt" fo:language="fr" fo:country="FR" fo:font-weight="bold" officeooo:rsid="001caaf3" officeooo:paragraph-rsid="001a53b3" style:font-name-asian="Times New Roman" style:font-size-asian="12pt" style:font-weight-asian="bold" style:font-name-complex="Arial" style:font-size-complex="10pt" style:language-complex="ar" style:country-complex="SA"/>
    </style:style>
    <style:style style:name="P32" style:family="paragraph" style:parent-style-name="Standard" style:list-style-name="L2">
      <style:paragraph-properties fo:margin-left="0.4925in" fo:margin-right="0in" fo:text-align="justify" style:justify-single-word="false" fo:text-indent="-0.1965in" style:auto-text-indent="false"/>
      <style:text-properties fo:color="#000000" style:font-name="Arial" fo:font-size="12pt" officeooo:rsid="0018a82f" officeooo:paragraph-rsid="0018a82f" style:font-size-asian="12pt" style:font-name-complex="Arial"/>
    </style:style>
    <style:style style:name="P33" style:family="paragraph" style:parent-style-name="Standard">
      <style:paragraph-properties fo:margin-left="0.2957in" fo:margin-right="0in" fo:text-align="justify" style:justify-single-word="false" fo:text-indent="-0.2957in" style:auto-text-indent="false"/>
      <style:text-properties style:font-name="Arial" fo:font-size="12pt" style:font-size-asian="12pt" style:font-name-complex="Arial"/>
    </style:style>
    <style:style style:name="P34" style:family="paragraph" style:parent-style-name="Standard">
      <style:paragraph-properties fo:margin-left="0.2957in" fo:margin-right="0in" fo:text-align="justify" style:justify-single-word="false" fo:text-indent="-0.2957in" style:auto-text-indent="false"/>
      <style:text-properties style:font-name="Arial" fo:font-size="12pt" officeooo:rsid="002eef37" officeooo:paragraph-rsid="002eef37" style:font-size-asian="12pt" style:font-name-complex="Arial"/>
    </style:style>
    <style:style style:name="P35" style:family="paragraph" style:parent-style-name="Standard">
      <style:paragraph-properties fo:margin-left="0.2957in" fo:margin-right="0in" fo:text-align="justify" style:justify-single-word="false" fo:text-indent="-0.2957in" style:auto-text-indent="false"/>
      <style:text-properties style:font-name="Arial" fo:font-size="12pt" officeooo:rsid="002f707b" officeooo:paragraph-rsid="002f707b" style:font-size-asian="12pt" style:font-name-complex="Arial"/>
    </style:style>
    <style:style style:name="P36" style:family="paragraph" style:parent-style-name="Standard">
      <style:paragraph-properties fo:margin-left="0.2957in" fo:margin-right="0in" fo:text-align="justify" style:justify-single-word="false" fo:text-indent="-0.2957in" style:auto-text-indent="false"/>
      <style:text-properties style:font-name="Arial" fo:font-size="12pt" fo:font-weight="bold" style:font-size-asian="12pt" style:font-weight-asian="bold" style:font-name-complex="Arial"/>
    </style:style>
    <style:style style:name="T1" style:family="text">
      <style:text-properties style:font-name="Arial" fo:font-size="12pt" style:font-size-asian="12pt" style:font-name-complex="Arial"/>
    </style:style>
    <style:style style:name="T2" style:family="text">
      <style:text-properties style:font-name="Arial" fo:font-size="12pt" officeooo:rsid="002f707b"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1caaf3"/>
    </style:style>
    <style:style style:name="T5" style:family="text">
      <style:text-properties officeooo:rsid="002b86ce"/>
    </style:style>
    <style:style style:name="T6" style:family="text">
      <style:text-properties officeooo:rsid="000e50e1" style:font-size-complex="12pt"/>
    </style:style>
    <style:style style:name="T7" style:family="text">
      <style:text-properties officeooo:rsid="002eef37"/>
    </style:style>
    <style:style style:name="T8" style:family="text">
      <style:text-properties officeooo:rsid="000603c4"/>
    </style:style>
    <style:style style:name="T9" style:family="text">
      <style:text-properties officeooo:rsid="002f707b"/>
    </style:style>
    <style:style style:name="T10" style:family="text">
      <style:text-properties officeooo:rsid="002fa9de"/>
    </style:style>
    <style:style style:name="T11"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text:list-tab-stop-position="0.1965in" fo:text-indent="-0.1965in" fo:margin-left="0.4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GUIDE POUR La RéDACTION D'UN MÉMOIRE D'INVENTIOn</text:p>
      <text:p text:style-name="P3"/>
      <text:p text:style-name="P11"/>
      <text:p text:style-name="P12"/>
      <text:p text:style-name="P7"><text:span text:style-name="T3">1. Nom(s) du ou des rédacteurs du mémoire</text:span><text:span text:style-name="T1"> :</text:span></text:p>
      <text:p text:style-name="P24"><text:span text:style-name="T6">Pierre Vignéras </text:span></text:p>
      <text:p text:style-name="P24"><text:span text:style-name="T6"/></text:p>
      <text:p text:style-name="P2"><text:span text:style-name="T3">2. Titre proposé</text:span><text:span text:style-name="T1"> :</text:span></text:p>
      <text:p text:style-name="P15"/>
      <text:p text:style-name="P17"><text:span text:style-name="T7">U</text:span>n mécanisme <text:span text:style-name="T7">haute performance </text:span>de <text:span text:style-name="T7">génération de logs pour les applications critiques multi-threadé et/ou multi-processus.</text:span></text:p>
      <text:p text:style-name="P16"/>
      <text:p text:style-name="P10">3. Domaine technique</text:p>
      <text:p text:style-name="P5"/>
      <text:p text:style-name="P25"><text:span text:style-name="T8">Les applications critiques – c'est à dire nécessitant des temps de réponse fortement contraint mais requérant une grande quantité de calcul complexe, font souvent appel à la programmation parallèle en exécutant simultanément plusieurs threads ou plusieurs processus. Ces applications indéterministes sont par nature extrêmement difficile à déboguer sur site, en particulier en l'absence de débogueur (pour diverses raisons techniques). D'habitude la génération de logs aide à la compréhension du comportement de l'application. Mais dans le cas des applications critiques, la génération de logs est généralement jugée trop coûteuse <text:s/>pour être utilisable en pratique. </text:span></text:p>
      <text:p text:style-name="P25"/>
      <text:p text:style-name="P25"><text:span text:style-name="T7">L'objectif de la présente invention est de permettre la génération de logs dans les applications critiques massivement parallèles. </text:span></text:p>
      <text:p text:style-name="P25"/>
      <text:p text:style-name="P25"/>
      <text:p text:style-name="P10">4. Problème technique posé</text:p>
      <text:p text:style-name="P8"/>
      <text:p text:style-name="P34">La génération de logs requiert la génération de nombreuses chaînes de caractères, comme par exemple :</text:p>
      <text:list xml:id="list1622913116356239512" text:style-name="L12">
        <text:list-item>
          <text:p text:style-name="P19">un timestamp permettant de déterminer à quelle date le log a été émis ;</text:p>
        </text:list-item>
        <text:list-item>
          <text:p text:style-name="P19">l'identifiant du thread émetteur du log ;</text:p>
        </text:list-item>
        <text:list-item>
          <text:p text:style-name="P19">le nom de la fonction dans laquelle l'émission du log a été réalisé ;</text:p>
        </text:list-item>
        <text:list-item>
          <text:p text:style-name="P19">le numéro de ligne dans la fonction émettrice ;</text:p>
        </text:list-item>
        <text:list-item>
          <text:p text:style-name="P19">le nom et l'identifiant du processus émetteur du log ;</text:p>
        </text:list-item>
        <text:list-item>
          <text:p text:style-name="P19">la génération du log proprement dit qui peut faire intervenir de multiples autres transformations (suivant le formatage de la fonction C printf())</text:p>
        </text:list-item>
      </text:list>
      <text:p text:style-name="P20">Une fois le log émis par la thread, il doit être traité ce qui consiste généralement à écrire le log dans un fichier et/ou à le transmettre sur le réseau pour traitement par un autre processus.</text:p>
      <text:p text:style-name="P20">L'ensemble de ces étapes est extrêmement coûteux : le traitement des chaînes de caractères induit généralement de nombreuses opérations mémoires (allocation, déallocation, parcours de chaînes, etc). Enfin, l'écriture de ces logs sur fichier, ou la transmission sur le réseau induit naturellement des opérations d'entrées/sorties qui sont les plus coûteuses sur un ordinateur (de plusieurs ordres de grandeurs supérieur aux opérations mémoires).</text:p>
      <text:list xml:id="list824991009118655428" text:style-name="L2">
        <text:list-header>
          <text:p text:style-name="P27"><text:span text:style-name="T1"/></text:p>
        </text:list-header>
      </text:list>
      <text:p text:style-name="P10">5. Les solutions connues</text:p>
      <text:p text:style-name="P8"><text:soft-page-break/></text:p>
      <text:list xml:id="list180621406941706" text:continue-numbering="true" text:style-name="L2">
        <text:list-header>
          <text:p text:style-name="P26">Il existe un très grand nombre de systèmes de génération de logs. Toutefois, il n'en existe aucun à notre connaissance capable de réduire au strict minimum les opérations à réaliser pour la thread émettrice. <text:span text:style-name="T9">Pour l'essentiel, les autres solutions de logs capables de supporter plusieurs threads (thread-safe) sont basées sur des verrous qui ne permettent pas de supporter un très grand nombre de threads. Parmi les challenges techniques, le support de la gestion des signaux POSIX, ainsi que la gestion de l'appel système POSIX fork() sont réputés extrêmement difficile (voire impossible) pour les applications multi-threadées.</text:span></text:p>
        </text:list-header>
      </text:list>
      <text:p text:style-name="P1"/>
      <text:p text:style-name="P10"><text:span text:style-name="T4">6</text:span>. Présentation de l'invention</text:p>
      <text:p text:style-name="P4"/>
      <text:p text:style-name="P29">Notre invention repose sur une architecture client/serveur multi-niveaux sans verrous minimisant le nombre d'opérations <text:span text:style-name="T10">et autorisant la gestion des signaux POSIX ansi que l'appel système POSIX fork().</text:span></text:p>
      <text:list xml:id="list6809828908364931077" text:style-name="L4">
        <text:list-header>
          <text:p text:style-name="P22"/>
        </text:list-header>
      </text:list>
      <text:p text:style-name="P6">6.1. Exposer les principes de votre invention</text:p>
      <text:p text:style-name="P6"/>
      <text:p text:style-name="P35">À l'intérieur du processus, on distingue les threads émettrice des threads de traitement. L'idée principale est de minimiser le nombre d'opérations de la thread émettrice au strict minimum tant que c'est possible. Les applications fonctionnent généralement par à coup : les threads calculent pendant une courte durée durant laquelle elles ne doivent pas être perturbées. Durant cette période, elles doivent pouvoir émettre une très grande quantité de logs sans être gênée dans leur avancement : l'émission de log doit être le moins coûteux possible. L'absence de verrous garantie l'avancement de chaque thread émettrice, et les différentes optimisations permettant de réduire le nombre d'opérations limitent le ratio opération utile / opération d'émission de logs.</text:p>
      <text:p text:style-name="P35">Chaque thread réceptrice reçoit un sous ensemble des logs produit et les traite aussi vite que possible sans verrous. Le traitement peut consister en :</text:p>
      <text:list xml:id="list4031170934267014617" text:style-name="L14">
        <text:list-item>
          <text:p text:style-name="P21"><text:span text:style-name="T2">le filtrage </text:span></text:p>
        </text:list-item>
        <text:list-item>
          <text:p text:style-name="P21"><text:span text:style-name="T2">l'écriture sur disque </text:span></text:p>
        </text:list-item>
        <text:list-item>
          <text:p text:style-name="P21"><text:span text:style-name="T2">ou l'émission sur le réseau.</text:span></text:p>
        </text:list-item>
      </text:list>
      <text:list xml:id="list6140722750751065494" text:style-name="L8">
        <text:list-item>
          <text:list>
            <text:list-header>
              <text:p text:style-name="P23"/>
              <text:p text:style-name="P31">6.3 Description d'un exemple de réalisation</text:p>
            </text:list-header>
          </text:list>
        </text:list-item>
      </text:list>
      <text:p text:style-name="P9"/>
      <text:list xml:id="list180621967137610" text:continue-list="list180621406941706" text:style-name="L2">
        <text:list-header>
          <text:p text:style-name="P28"><text:span text:style-name="T5">V</text:span>oir le document technique en pièce jointe.</text:p>
          <text:p text:style-name="P32"/>
        </text:list-header>
      </text:list>
      <text:p text:style-name="P6"/>
      <text:p text:style-name="P6"/>
      <text:p text:style-name="P13">Je suis à votre disposition pour tout renseignement complémentaire, dont vous auriez besoin. N'hésitez pas à me contacter :</text:p>
      <text:p text:style-name="P14">Claire LE FLOCH <text:s/>- Téléphone : 01 30 80 34 47 – e.mail : claire.le-floch@bull.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nos"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ab-stops>
          <style:tab-stop style:position="0.6898in"/>
        </style:tab-stops>
      </style:paragraph-properties>
      <style:text-properties fo:color="#000000"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in" fo:margin-right="0in" fo:text-align="justify" style:justify-single-word="false" fo:text-indent="-0.0008in" style:auto-text-indent="false"/>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Corps_20_de_20_texte_20_2" style:display-name="Corps de texte 2" style:family="paragraph" style:parent-style-name="Standard">
      <style:paragraph-properties fo:text-align="justify" style:justify-single-word="false">
        <style:tab-stops>
          <style:tab-stop style:position="0.6898in"/>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Retrait_20_corps_20_de_20_texte_20_2" style:display-name="Retrait corps de texte 2" style:family="paragraph" style:parent-style-name="Standard">
      <style:paragraph-properties fo:margin-left="0in" fo:margin-right="0in" fo:text-align="justify" style:justify-single-word="false" fo:text-indent="-0.0008in" style:auto-text-indent="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style style:name="WW8NumSt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53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Footer">©Bull2000 DPI/guidmemo.doc<text:tab/><text:tab/><text:page-number text:select-page="current">1</text:page-number><text:span text:style-name="Page_20_Number">/</text:span><text:span text:style-name="Page_20_Number"><text:page-count>2</text:page-count></text:span><text:span text:style-name="Page_20_Number"> <text:s text:c="63"/></text:span><text:span text:style-name="Page_20_Number"><text:date style:data-style-name="N30" text:date-value="2014-07-28T18:06:20.396009283">28/07/2014</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E COMMUNICATION D'INVENTION</dc:title>
    <meta:initial-creator>Integris</meta:initial-creator>
    <meta:creation-date>2013-08-05T15:24:00</meta:creation-date>
    <dc:date>2014-07-28T18:06:20.355905494</dc:date>
    <meta:print-date>2007-03-22T10:50:00</meta:print-date>
    <meta:editing-cycles>36</meta:editing-cycles>
    <meta:editing-duration>P2171DT10H58M13S</meta:editing-duration>
    <meta:generator>LibreOffice/4.2.5.2$Linux_X86_64 LibreOffice_project/420m0$Build-2</meta:generator>
    <dc:creator>Pierre Vignéras</dc:creator>
    <meta:document-statistic meta:table-count="0" meta:image-count="0" meta:object-count="0" meta:page-count="2" meta:paragraph-count="36" meta:word-count="692" meta:character-count="4574" meta:non-whitespace-character-count="3856"/>
    <meta:user-defined meta:name="IPSpeechSession$">FALSE</meta:user-defined>
    <meta:user-defined meta:name="IPSpeechSessionSaved$">FALSE</meta:user-defined>
  </office:meta>
</office:document-meta>
</file>